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bd71d" officeooo:paragraph-rsid="00141fba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7509a" officeooo:paragraph-rsid="0017509a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7509a" officeooo:paragraph-rsid="001773d7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773d7" officeooo:paragraph-rsid="001773d7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694c8" officeooo:paragraph-rsid="001933f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694c8" officeooo:paragraph-rsid="0019fbd3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694c8" officeooo:paragraph-rsid="001fbbc2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694c8" officeooo:paragraph-rsid="00223d47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694c8" officeooo:paragraph-rsid="0025bbaf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1694c8" officeooo:paragraph-rsid="002cf0c8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19fbd3" officeooo:paragraph-rsid="0019fbd3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223d47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5pt" fo:font-weight="bold" officeooo:rsid="001773d7" officeooo:paragraph-rsid="001773d7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1773d7" officeooo:paragraph-rsid="001773d7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019fbd3" officeooo:paragraph-rsid="0019fbd3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7509a" style:font-size-asian="13.1000003814697pt" style:font-size-complex="15pt"/>
    </style:style>
    <style:style style:name="T3" style:family="text">
      <style:text-properties fo:font-size="15pt" officeooo:rsid="00185e54" style:font-size-asian="13.1000003814697pt" style:font-size-complex="15pt"/>
    </style:style>
    <style:style style:name="T4" style:family="text">
      <style:text-properties fo:font-size="15pt" officeooo:rsid="001933f5" style:font-size-asian="13.1000003814697pt" style:font-size-complex="15pt"/>
    </style:style>
    <style:style style:name="T5" style:family="text">
      <style:text-properties fo:font-size="15pt" officeooo:rsid="0019fbd3" style:font-size-asian="13.1000003814697pt" style:font-size-complex="15pt"/>
    </style:style>
    <style:style style:name="T6" style:family="text">
      <style:text-properties fo:font-size="15pt" officeooo:rsid="001fbbc2" style:font-size-asian="13.1000003814697pt" style:font-size-complex="15pt"/>
    </style:style>
    <style:style style:name="T7" style:family="text">
      <style:text-properties fo:font-size="15pt" officeooo:rsid="0020e115" style:font-size-asian="13.1000003814697pt" style:font-size-complex="15pt"/>
    </style:style>
    <style:style style:name="T8" style:family="text">
      <style:text-properties fo:font-size="15pt" officeooo:rsid="00223d47" style:font-size-asian="13.1000003814697pt" style:font-size-complex="15pt"/>
    </style:style>
    <style:style style:name="T9" style:family="text">
      <style:text-properties fo:font-size="15pt" officeooo:rsid="0022f8eb" style:font-size-asian="13.1000003814697pt" style:font-size-complex="15pt"/>
    </style:style>
    <style:style style:name="T10" style:family="text">
      <style:text-properties fo:font-size="15pt" officeooo:rsid="0024afc1" style:font-size-asian="13.1000003814697pt" style:font-size-complex="15pt"/>
    </style:style>
    <style:style style:name="T11" style:family="text">
      <style:text-properties fo:font-size="15pt" officeooo:rsid="0025bbaf" style:font-size-asian="13.1000003814697pt" style:font-size-complex="15pt"/>
    </style:style>
    <style:style style:name="T12" style:family="text">
      <style:text-properties fo:font-size="15pt" officeooo:rsid="0026da3c" style:font-size-asian="13.1000003814697pt" style:font-size-complex="15pt"/>
    </style:style>
    <style:style style:name="T13" style:family="text">
      <style:text-properties fo:font-size="15pt" officeooo:rsid="002bd0d5" style:font-size-asian="13.1000003814697pt" style:font-size-complex="15pt"/>
    </style:style>
    <style:style style:name="T14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15" style:family="text">
      <style:text-properties fo:font-size="15pt" fo:font-weight="bold" officeooo:rsid="001c73d2" style:font-size-asian="13.1000003814697pt" style:font-weight-asian="bold" style:font-size-complex="15pt" style:font-weight-complex="bold"/>
    </style:style>
    <style:style style:name="T16" style:family="text">
      <style:text-properties fo:font-size="15pt" fo:font-weight="bold" officeooo:rsid="001d8afc" style:font-size-asian="13.1000003814697pt" style:font-weight-asian="bold" style:font-size-complex="15pt" style:font-weight-complex="bold"/>
    </style:style>
    <style:style style:name="T17" style:family="text">
      <style:text-properties fo:font-size="15pt" fo:font-weight="bold" officeooo:rsid="001f4852" style:font-size-asian="13.1000003814697pt" style:font-weight-asian="bold" style:font-size-complex="15pt" style:font-weight-complex="bold"/>
    </style:style>
    <style:style style:name="T18" style:family="text">
      <style:text-properties fo:font-size="15pt" fo:font-weight="bold" officeooo:rsid="001fbbc2" style:font-size-asian="13.1000003814697pt" style:font-weight-asian="bold" style:font-size-complex="15pt" style:font-weight-complex="bold"/>
    </style:style>
    <style:style style:name="T19" style:family="text">
      <style:text-properties fo:font-size="15pt" fo:font-weight="bold" officeooo:rsid="002151aa" style:font-size-asian="13.1000003814697pt" style:font-weight-asian="bold" style:font-size-complex="15pt" style:font-weight-complex="bold"/>
    </style:style>
    <style:style style:name="T20" style:family="text">
      <style:text-properties fo:font-size="15pt" fo:font-weight="bold" officeooo:rsid="00223d47" style:font-size-asian="13.1000003814697pt" style:font-weight-asian="bold" style:font-size-complex="15pt" style:font-weight-complex="bold"/>
    </style:style>
    <style:style style:name="T21" style:family="text">
      <style:text-properties fo:font-size="15pt" fo:font-weight="bold" officeooo:rsid="0026da3c" style:font-size-asian="13.1000003814697pt" style:font-weight-asian="bold" style:font-size-complex="15pt" style:font-weight-complex="bold"/>
    </style:style>
    <style:style style:name="T22" style:family="text">
      <style:text-properties officeooo:rsid="001fbbc2"/>
    </style:style>
    <style:style style:name="T23" style:family="text">
      <style:text-properties officeooo:rsid="00202f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Technical Documentation</text:p>
      <text:p text:style-name="P7"/>
      <text:p text:style-name="P7"><text:span text:style-name="T22">How to use the website : </text:span></text:p>
      <text:p text:style-name="P7"/>
      <text:p text:style-name="P7"><text:span text:style-name="T6">you can go down to see our offers &amp; make an appointment with us plus you can subscribe to of our special such as: <text:line-break/><text:line-break/>1- </text:span><text:span text:style-name="T7">C</text:span><text:span text:style-name="T6">lass drop in.<text:line-break/>2- 12 month unlimited. <text:line-break/>3- 6 month unlimited.</text:span></text:p>
      <text:p text:style-name="P7"><text:span text:style-name="T6"/></text:p>
      <text:p text:style-name="P7"><text:span text:style-name="T6"/></text:p>
      <text:p text:style-name="P7"><text:span text:style-name="T6">About us section: </text:span><text:span text:style-name="T13">A</text:span><text:span text:style-name="T6"> brief about what we have done. </text:span></text:p>
      <text:p text:style-name="P7"><text:span text:style-name="T6"/></text:p>
      <text:p text:style-name="P8"><text:span text:style-name="T6">Services: </text:span><text:span text:style-name="T8">You will see what kind of services we provide. </text:span></text:p>
      <text:p text:style-name="P8"><text:span text:style-name="T8"/></text:p>
      <text:p text:style-name="P12"><text:span text:style-name="T20">Page section: <text:line-break/> <text:s/></text:span><text:span text:style-name="T21">1- </text:span><text:span text:style-name="T20">BMR Calculator (</text:span><text:span text:style-name="T8">Basel Metabolic Rate</text:span><text:span text:style-name="T20">): </text:span></text:p>
      <text:p text:style-name="P12"><text:span text:style-name="T20"><text:s text:c="7"/>user can calculate his / her body metabolic.</text:span></text:p>
      <text:p text:style-name="P12"><text:span text:style-name="T20"/></text:p>
      <text:p text:style-name="P9"><text:span text:style-name="T8"><text:s text:c="2"/></text:span><text:span text:style-name="T12">2- </text:span><text:span text:style-name="T8">Appointment: </text:span><text:span text:style-name="T10">T</text:span><text:span text:style-name="T8">hey need to register to </text:span><text:span text:style-name="T10">book an appointment</text:span><text:span text:style-name="T9">.<text:line-break/><text:line-break/></text:span><text:span text:style-name="T11">Contact Page: <text:line-break/> <text:s/>1- name email what trouble the user faced.</text:span></text:p>
      <text:p text:style-name="P10"><text:span text:style-name="T11"><text:s text:c="2"/>2- created some requirement for filling the fields.<text:line-break/> <text:s/></text:span></text:p>
      <text:p text:style-name="P10"><text:span text:style-name="T11"><text:s text:c="2"/></text:span></text:p>
      <text:p text:style-name="P10"><text:span text:style-name="T11"/></text:p>
      <text:p text:style-name="P10"><text:line-break/><text:span text:style-name="T2">project goals: </text:span></text:p>
      <text:p text:style-name="P6"><text:span text:style-name="T2"/></text:p>
      <text:p text:style-name="P6"><text:span text:style-name="T5">1-I</text:span><text:span text:style-name="T2">ts aiming </text:span><text:span text:style-name="T3">to help</text:span><text:span text:style-name="T2"> people </text:span><text:span text:style-name="T3">lose fat, </text:span><text:span text:style-name="T5">and a</text:span><text:span text:style-name="T3">lso for</text:span><text:span text:style-name="T2"> </text:span><text:span text:style-name="T3">S</text:span><text:span text:style-name="T2">port</text:span><text:span text:style-name="T3">aholi</text:span><text:span text:style-name="T4">c where sports is not just a passion its an addiction</text:span><text:span text:style-name="T2">.</text:span></text:p>
      <text:p text:style-name="P11"><text:span text:style-name="T2">2- </text:span><text:span text:style-name="T1">Increase stamina </text:span></text:p>
      <text:p text:style-name="P5"><text:span text:style-name="T2"/></text:p>
      <text:p text:style-name="P5"><text:span text:style-name="T2"/></text:p>
      <text:p text:style-name="P2"/>
      <text:p text:style-name="P3">Topics covered: </text:p>
      <text:p text:style-name="P13"><text:soft-page-break/><text:s text:c="2"/>1-<text:span text:style-name="T23">U</text:span>ser can register to make an appointment.<text:line-break/> <text:s/>2-<text:span text:style-name="T23">U</text:span>ser can calculate his/her <text:s/>Basal Metabolic Rate(BMR).<text:line-break/> <text:s/>3-<text:span text:style-name="T23">U</text:span>ser can contact the website for more information.</text:p>
      <text:p text:style-name="P13"/>
      <text:p text:style-name="P14"><text:span text:style-name="T14">Existing resources: <text:line-break/> <text:s/></text:span><text:span text:style-name="T18">1-</text:span><text:span text:style-name="T14"> <text:s/></text:span><text:span text:style-name="T15">Installed a functional Template from </text:span><text:span text:style-name="T17">c</text:span><text:span text:style-name="T15">olor</text:span><text:span text:style-name="T17">l</text:span><text:span text:style-name="T15">ib </text:span><text:span text:style-name="T19">site.</text:span><text:span text:style-name="T15"><text:line-break/> </text:span><text:span text:style-name="T16"><text:s/></text:span><text:span text:style-name="T18">2- <text:s/>Videos from YouTube.<text:line-break/></text:span></text:p>
      <text:p text:style-name="P14"><text:span text:style-name="T18"><text:s/></text:span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5"><text:span text:style-name="T14"/></text:p>
      <text:p text:style-name="P4"/>
      <text:p text:style-name="P4"/>
      <text:p text:style-name="P4"/>
      <text:p text:style-name="P4"/>
      <text:p text:style-name="P2"/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4T07:41:59.165000000</meta:creation-date>
    <dc:date>2021-04-21T19:55:04.676000000</dc:date>
    <meta:editing-duration>PT9H50M</meta:editing-duration>
    <meta:editing-cycles>29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18" meta:word-count="172" meta:character-count="1061" meta:non-whitespace-character-count="853"/>
  </office:meta>
</office:document-meta>
</file>